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4000000B49C92FD22FE4B69E2.png" manifest:media-type="image/png"/>
  <manifest:file-entry manifest:full-path="Pictures/1000020100000115000001CF905A7DB8551120C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97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standard">
      <style:graphic-properties draw:stroke="none" draw:fill="none" fo:min-height="1.75cm"/>
    </style:style>
    <style:style style:name="gr4" style:family="graphic" style:parent-style-name="standard">
      <style:graphic-properties draw:stroke="none" draw:fill="none" fo:min-height="0.75cm"/>
    </style:style>
    <style:style style:name="gr5" style:family="graphic" style:parent-style-name="standard">
      <style:graphic-properties draw:stroke="none" draw:fill="none" fo:min-height="0.25cm"/>
    </style:style>
    <style:style style:name="gr6" style:family="graphic" style:parent-style-name="standard">
      <style:graphic-properties draw:stroke="none" draw:fill="none" fo:min-height="0.924cm"/>
    </style:style>
    <style:style style:name="gr7" style:family="graphic" style:parent-style-name="standard">
      <style:graphic-properties draw:stroke="none" draw:fill="none" fo:min-height="0.65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  <style:text-properties style:font-name="Liberation Sans1" fo:font-size="10pt" fo:font-style="normal" fo:font-weight="bold" style:font-size-asian="18pt" style:font-size-complex="18pt"/>
    </style:style>
    <style:style style:name="P2" style:family="paragraph">
      <loext:graphic-properties draw:fill="none" draw:fill-color="#ffffff"/>
      <style:paragraph-properties fo:text-align="start"/>
      <style:text-properties style:font-name="Liberation Sans1" fo:font-size="10pt" fo:font-style="normal" fo:font-weight="bold" style:font-size-asian="18pt" style:font-size-complex="18pt"/>
    </style:style>
    <style:style style:name="P3" style:family="paragraph">
      <style:text-properties style:font-name="Liberation Sans1" fo:font-size="10pt" fo:font-style="normal" fo:font-weight="bold"/>
    </style:style>
    <style:style style:name="P4" style:family="paragraph">
      <loext:graphic-properties draw:fill="none"/>
      <style:text-properties style:font-name="Liberation Sans1" fo:font-size="10pt" fo:font-style="normal" fo:font-weight="bold"/>
    </style:style>
    <style:style style:name="P5" style:family="paragraph">
      <style:paragraph-properties fo:text-align="center"/>
      <style:text-properties style:font-name="Liberation Sans1" fo:font-size="10pt" fo:font-style="normal" fo:font-weight="bold"/>
    </style:style>
    <style:style style:name="P6" style:family="paragraph">
      <loext:graphic-properties draw:fill="none"/>
      <style:paragraph-properties fo:text-align="center"/>
      <style:text-properties style:font-name="Liberation Sans1" fo:font-size="10pt" fo:font-style="normal" fo:font-weight="bold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cm" svg:height="1.047cm" svg:x="1cm" svg:y="1.5cm">
          <draw:text-box>
            <text:p text:style-name="P1"><text:span text:style-name="T1">la cabeza</text:span></text:p>
            <text:p text:style-name="P1"><text:span text:style-name="T1">der Kopf</text:span></text:p>
          </draw:text-box>
        </draw:frame>
        <draw:frame draw:style-name="gr2" draw:text-style-name="P4" draw:layer="layout" svg:width="3.004cm" svg:height="1.674cm" svg:x="17.242cm" svg:y="1.326cm">
          <draw:text-box>
            <text:p text:style-name="P3">la frente</text:p>
            <text:p text:style-name="P3">die Stirn </text:p>
          </draw:text-box>
        </draw:frame>
        <draw:frame draw:style-name="gr3" draw:text-style-name="P4" draw:layer="layout" svg:width="3.072cm" svg:height="2cm" svg:x="11.5cm" svg:y="2cm">
          <draw:text-box>
            <text:p text:style-name="P3">el pelo</text:p>
            <text:p text:style-name="P3">das Haar</text:p>
          </draw:text-box>
        </draw:frame>
        <draw:frame draw:style-name="gr4" draw:text-style-name="P4" draw:layer="layout" svg:width="5.108cm" svg:height="1.047cm" svg:x="17.242cm" svg:y="3cm">
          <draw:text-box>
            <text:p text:style-name="P3">la ceja</text:p>
            <text:p text:style-name="P3">die Augenbraue </text:p>
          </draw:text-box>
        </draw:frame>
        <draw:frame draw:style-name="gr5" draw:text-style-name="P4" draw:layer="layout" svg:width="4.5cm" svg:height="1.047cm" svg:x="17.242cm" svg:y="4.517cm">
          <draw:text-box>
            <text:p text:style-name="P3">la pestaña</text:p>
            <text:p text:style-name="P3">die Wimper</text:p>
          </draw:text-box>
        </draw:frame>
        <draw:frame draw:style-name="gr2" draw:text-style-name="P4" draw:layer="layout" svg:width="2.898cm" svg:height="1.674cm" svg:x="9cm" svg:y="5.5cm">
          <draw:text-box>
            <text:p text:style-name="P3">el brazo</text:p>
            <text:p text:style-name="P3">der Arm </text:p>
          </draw:text-box>
        </draw:frame>
        <draw:frame draw:style-name="gr2" draw:text-style-name="P4" draw:layer="layout" svg:width="3.317cm" svg:height="1.674cm" svg:x="11.5cm" svg:y="3.826cm">
          <draw:text-box>
            <text:p text:style-name="P3">el ojo</text:p>
            <text:p text:style-name="P3">das Auge </text:p>
          </draw:text-box>
        </draw:frame>
        <draw:frame draw:style-name="gr6" draw:text-style-name="P4" draw:layer="layout" svg:width="2.758cm" svg:height="1.174cm" svg:x="17.242cm" svg:y="5.9cm">
          <draw:text-box>
            <text:p text:style-name="P3">la oreja</text:p>
            <text:p text:style-name="P3">das Ohr</text:p>
          </draw:text-box>
        </draw:frame>
        <draw:frame draw:style-name="gr2" draw:text-style-name="P4" draw:layer="layout" svg:width="3.389cm" svg:height="1.674cm" svg:x="1cm" svg:y="4.5cm">
          <draw:text-box>
            <text:p text:style-name="P3">la barriga</text:p>
            <text:p text:style-name="P3">der Bauch</text:p>
          </draw:text-box>
        </draw:frame>
        <draw:frame draw:style-name="gr2" draw:text-style-name="P4" draw:layer="layout" svg:width="3.211cm" svg:height="1.674cm" svg:x="9cm" svg:y="7.5cm">
          <draw:text-box>
            <text:p text:style-name="P3">la mano</text:p>
            <text:p text:style-name="P3">die Hand </text:p>
          </draw:text-box>
        </draw:frame>
        <draw:frame draw:style-name="gr2" draw:text-style-name="P4" draw:layer="layout" svg:width="3.177cm" svg:height="1.674cm" svg:x="11.5cm" svg:y="6.826cm">
          <draw:text-box>
            <text:p text:style-name="P3">la nariz</text:p>
            <text:p text:style-name="P3">die Nase </text:p>
          </draw:text-box>
        </draw:frame>
        <draw:frame draw:style-name="gr2" draw:text-style-name="P4" draw:layer="layout" svg:width="3.495cm" svg:height="1.674cm" svg:x="1cm" svg:y="6.326cm">
          <draw:text-box>
            <text:p text:style-name="P3">los dedos</text:p>
            <text:p text:style-name="P3">die Finger </text:p>
          </draw:text-box>
        </draw:frame>
        <draw:frame draw:style-name="gr2" draw:text-style-name="P4" draw:layer="layout" svg:width="2.966cm" svg:height="1.674cm" svg:x="1cm" svg:y="7.826cm">
          <draw:text-box>
            <text:p text:style-name="P3">la pierna</text:p>
            <text:p text:style-name="P3">das Bein</text:p>
          </draw:text-box>
        </draw:frame>
        <draw:frame draw:style-name="gr7" draw:text-style-name="P4" draw:layer="layout" svg:width="3.245cm" svg:height="1.047cm" svg:x="17.242cm" svg:y="7.1cm">
          <draw:text-box>
            <text:p text:style-name="P3">el labio</text:p>
            <text:p text:style-name="P3">die Lippe </text:p>
          </draw:text-box>
        </draw:frame>
        <draw:frame draw:style-name="gr2" draw:text-style-name="P4" draw:layer="layout" svg:width="3.207cm" svg:height="1.674cm" svg:x="14.293cm" svg:y="8.826cm">
          <draw:text-box>
            <text:p text:style-name="P3">la barbilla</text:p>
            <text:p text:style-name="P3">das Kinn</text:p>
          </draw:text-box>
        </draw:frame>
        <draw:frame draw:style-name="gr2" draw:text-style-name="P4" draw:layer="layout" svg:width="3.5cm" svg:height="1.674cm" svg:x="1cm" svg:y="9.326cm">
          <draw:text-box>
            <text:p text:style-name="P3">los dedos del pie</text:p>
            <text:p text:style-name="P3">die Zehen </text:p>
          </draw:text-box>
        </draw:frame>
        <draw:frame draw:style-name="gr2" draw:text-style-name="P4" draw:layer="layout" svg:width="2.902cm" svg:height="1.674cm" svg:x="9cm" svg:y="8.826cm">
          <draw:text-box>
            <text:p text:style-name="P3">el pie</text:p>
            <text:p text:style-name="P3">der Fuß </text:p>
          </draw:text-box>
        </draw:frame>
        <draw:frame draw:style-name="gr2" draw:text-style-name="P4" draw:layer="layout" svg:width="3.355cm" svg:height="1.674cm" svg:x="11.5cm" svg:y="8cm">
          <draw:text-box>
            <text:p text:style-name="P3">la boca</text:p>
            <text:p text:style-name="P3">der Mund </text:p>
          </draw:text-box>
        </draw:frame>
        <draw:frame draw:style-name="gr4" draw:text-style-name="P4" draw:layer="layout" svg:width="2.86cm" svg:height="1.047cm" svg:x="17.242cm" svg:y="8.3cm">
          <draw:text-box>
            <text:p text:style-name="P3">el cuello</text:p>
            <text:p text:style-name="P3">der Hals</text:p>
          </draw:text-box>
        </draw:frame>
        <draw:frame draw:style-name="gr2" draw:text-style-name="P4" draw:layer="layout" svg:width="3.851cm" svg:height="1.674cm" svg:x="1.149cm" svg:y="2.826cm">
          <draw:text-box>
            <text:p text:style-name="P3">la cara</text:p>
            <text:p text:style-name="P3">das Gesicht</text:p>
          </draw:text-box>
        </draw:frame>
        <draw:frame draw:style-name="gr2" draw:text-style-name="P4" draw:layer="layout" svg:width="2.5cm" svg:height="1.674cm" svg:x="9cm" svg:y="4cm">
          <draw:text-box>
            <text:p text:style-name="P3">el hombro</text:p>
            <text:p text:style-name="P3">die Schulter</text:p>
          </draw:text-box>
        </draw:frame>
        <draw:frame draw:style-name="gr2" draw:text-style-name="P4" draw:layer="layout" svg:width="3.503cm" svg:height="1.674cm" svg:x="11.5cm" svg:y="5.326cm">
          <draw:text-box>
            <text:p text:style-name="P3">la mejilla</text:p>
            <text:p text:style-name="P3">die Wange</text:p>
          </draw:text-box>
        </draw:frame>
        <draw:frame draw:style-name="gr8" draw:text-style-name="P5" draw:layer="Ebene4" svg:width="5.7cm" svg:height="9.52cm" svg:x="3.5cm" svg:y="0.98cm">
          <draw:image xlink:href="Pictures/1000020100000115000001CF905A7DB8551120CF.png" xlink:type="simple" xlink:show="embed" xlink:actuate="onLoad">
            <text:p/>
          </draw:image>
        </draw:frame>
        <draw:frame draw:style-name="gr8" draw:text-style-name="P5" draw:layer="Ebene4" svg:width="6.348cm" svg:height="6.348cm" svg:x="12.252cm" svg:y="2cm">
          <draw:image xlink:href="Pictures/10000201000000B4000000B49C92FD22FE4B69E2.png" xlink:type="simple" xlink:show="embed" xlink:actuate="onLoad">
            <text:p/>
          </draw:image>
        </draw:frame>
        <draw:line draw:style-name="gr9" draw:text-style-name="P6" draw:layer="layout" svg:x1="3cm" svg:y1="2.25cm" svg:x2="4.25cm" svg:y2="2.5cm">
          <text:p/>
        </draw:line>
        <draw:line draw:style-name="gr9" draw:text-style-name="P6" draw:layer="layout" svg:x1="3.25cm" svg:y1="3.25cm" svg:x2="6cm" svg:y2="3.25cm">
          <text:p/>
        </draw:line>
        <draw:line draw:style-name="gr9" draw:text-style-name="P6" draw:layer="layout" svg:x1="3cm" svg:y1="5cm" svg:x2="6.25cm" svg:y2="6.5cm">
          <text:p/>
        </draw:line>
        <draw:line draw:style-name="gr9" draw:text-style-name="P6" draw:layer="layout" svg:x1="3cm" svg:y1="8.5cm" svg:x2="4.75cm" svg:y2="8.75cm">
          <text:p/>
        </draw:line>
        <draw:line draw:style-name="gr9" draw:text-style-name="P6" draw:layer="layout" svg:x1="3cm" svg:y1="6.75cm" svg:x2="3.75cm" svg:y2="7cm">
          <text:p/>
        </draw:line>
        <draw:line draw:style-name="gr9" draw:text-style-name="P6" draw:layer="layout" svg:x1="3.25cm" svg:y1="10cm" svg:x2="4cm" svg:y2="10.25cm">
          <text:p/>
        </draw:line>
        <draw:line draw:style-name="gr9" draw:text-style-name="P6" draw:layer="layout" svg:x1="9cm" svg:y1="4.75cm" svg:x2="7.5cm" svg:y2="4.75cm">
          <text:p/>
        </draw:line>
        <draw:line draw:style-name="gr9" draw:text-style-name="P6" draw:layer="layout" svg:x1="9cm" svg:y1="6cm" svg:x2="8.25cm" svg:y2="5.75cm">
          <text:p/>
        </draw:line>
        <draw:line draw:style-name="gr9" draw:text-style-name="P6" draw:layer="layout" svg:x1="9.75cm" svg:y1="7.5cm" svg:x2="9.25cm" svg:y2="7cm">
          <text:p/>
        </draw:line>
        <draw:line draw:style-name="gr9" draw:text-style-name="P6" draw:layer="layout" svg:x1="9cm" svg:y1="9.5cm" svg:x2="8.25cm" svg:y2="9.75cm">
          <text:p/>
        </draw:line>
        <draw:line draw:style-name="gr9" draw:text-style-name="P6" draw:layer="layout" svg:x1="13.25cm" svg:y1="2.5cm" svg:x2="14cm" svg:y2="3cm">
          <text:p/>
        </draw:line>
        <draw:line draw:style-name="gr9" draw:text-style-name="P6" draw:layer="layout" svg:x1="13cm" svg:y1="4.25cm" svg:x2="14.5cm" svg:y2="5.25cm">
          <text:p/>
        </draw:line>
        <draw:line draw:style-name="gr9" draw:text-style-name="P6" draw:layer="layout" svg:x1="13.25cm" svg:y1="5.75cm" svg:x2="14.5cm" svg:y2="6cm">
          <text:p/>
        </draw:line>
        <draw:line draw:style-name="gr10" draw:text-style-name="P6" draw:layer="layout" svg:x1="13.25cm" svg:y1="7.5cm" svg:x2="15.25cm" svg:y2="6cm">
          <text:p/>
        </draw:line>
        <draw:line draw:style-name="gr10" draw:text-style-name="P6" draw:layer="layout" svg:x1="13.5cm" svg:y1="8.5cm" svg:x2="15.5cm" svg:y2="6.5cm">
          <text:p/>
        </draw:line>
        <draw:line draw:style-name="gr10" draw:text-style-name="P6" draw:layer="layout" svg:x1="15.25cm" svg:y1="8.75cm" svg:x2="15.5cm" svg:y2="7.5cm">
          <text:p/>
        </draw:line>
        <draw:line draw:style-name="gr10" draw:text-style-name="P6" draw:layer="layout" svg:x1="17.25cm" svg:y1="8.75cm" svg:x2="16.5cm" svg:y2="7.75cm">
          <text:p/>
        </draw:line>
        <draw:line draw:style-name="gr10" draw:text-style-name="P6" draw:layer="layout" svg:x1="17.25cm" svg:y1="7.5cm" svg:x2="16cm" svg:y2="6.5cm">
          <text:p/>
        </draw:line>
        <draw:line draw:style-name="gr10" draw:text-style-name="P6" draw:layer="layout" svg:x1="17.25cm" svg:y1="6.5cm" svg:x2="17cm" svg:y2="5.5cm">
          <text:p/>
        </draw:line>
        <draw:line draw:style-name="gr10" draw:text-style-name="P6" draw:layer="layout" svg:x1="17.5cm" svg:y1="5cm" svg:x2="16.5cm" svg:y2="5cm">
          <text:p/>
        </draw:line>
        <draw:line draw:style-name="gr10" draw:text-style-name="P6" draw:layer="layout" svg:x1="17.5cm" svg:y1="3.5cm" svg:x2="16.25cm" svg:y2="4.75cm">
          <text:p/>
        </draw:line>
        <draw:line draw:style-name="gr10" draw:text-style-name="P6" draw:layer="layout" svg:x1="17.25cm" svg:y1="1.75cm" svg:x2="15.7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him </meta:initial-creator>
    <meta:creation-date>2016-07-19T15:53:10.441558397</meta:creation-date>
    <dc:date>2016-07-19T17:00:28.362597286</dc:date>
    <dc:creator>achim </dc:creator>
    <meta:editing-duration>PT31M47S</meta:editing-duration>
    <meta:editing-cycles>8</meta:editing-cycles>
    <meta:generator>LibreOffice/5.0.3.2$Linux_X86_64 LibreOffice_project/00m0$Build-2</meta:generator>
    <meta:document-statistic meta:object-count="46"/>
  </office:meta>
</office:document-meta>
</file>